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91.37pt" svg:x="18.74pt" svg:y="85.1pt">
            <loext:p draw:notify-on-update-of-ranges="Sheet1.A1:Sheet1.A1 Sheet1.B1:Sheet1.G1 Sheet1.A2:Sheet1.A2 Sheet1.B2:Sheet1.G2 Sheet1.A3:Sheet1.A3 Sheet1.B3:Sheet1.G3 Sheet1.A4:Sheet1.A4 Sheet1.B4:Sheet1.G4 Sheet1.A5:Sheet1.A5 Sheet1.B5:Sheet1.G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69.55pt" svg:x="24.97pt" svg:y="498.44pt">
            <loext:p draw:notify-on-update-of-ranges="Sheet1.A32:Sheet1.A32 Sheet1.B32:Sheet1.G32 Sheet1.A33:Sheet1.A33 Sheet1.B33:Sheet1.G33 Sheet1.A34:Sheet1.A34 Sheet1.B34:Sheet1.G34 Sheet1.A35:Sheet1.A35 Sheet1.B35:Sheet1.G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One-way</text:p>
          </table:table-cell>
          <table:table-cell office:value-type="string" calcext:value-type="string">
            <text:p>Two-way</text:p>
          </table:table-cell>
          <table:table-cell office:value-type="string" calcext:value-type="string">
            <text:p>Four-way</text:p>
          </table:table-cell>
          <table:table-cell office:value-type="string" calcext:value-type="string">
            <text:p>Eight-way</text:p>
          </table:table-cell>
          <table:table-cell office:value-type="string" calcext:value-type="string">
            <text:p>Sixteen-way</text:p>
          </table:table-cell>
          <table:table-cell office:value-type="string" calcext:value-type="string">
            <text:p>Fully</text:p>
          </table:table-cell>
        </table:table-row>
        <table:table-row table:style-name="ro1">
          <table:table-cell office:value-type="string" calcext:value-type="string">
            <text:p>8-Byte</text:p>
          </table:table-cell>
          <table:table-cell office:value-type="float" office:value="37.32" calcext:value-type="float">
            <text:p>37.32</text:p>
          </table:table-cell>
          <table:table-cell office:value-type="float" office:value="37.26" calcext:value-type="float">
            <text:p>37.26</text:p>
          </table:table-cell>
          <table:table-cell office:value-type="float" office:value="36.77" calcext:value-type="float">
            <text:p>36.77</text:p>
          </table:table-cell>
          <table:table-cell table:number-columns-repeated="2" office:value-type="float" office:value="36.73" calcext:value-type="float">
            <text:p>36.73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string" calcext:value-type="string">
            <text:p>16-Byte</text:p>
          </table:table-cell>
          <table:table-cell office:value-type="float" office:value="19.68" calcext:value-type="float">
            <text:p>19.68</text:p>
          </table:table-cell>
          <table:table-cell office:value-type="float" office:value="19.5" calcext:value-type="float">
            <text:p>19.5</text:p>
          </table:table-cell>
          <table:table-cell office:value-type="float" office:value="19.18" calcext:value-type="float">
            <text:p>19.18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string" calcext:value-type="string">
            <text:p>32-Byte</text:p>
          </table:table-cell>
          <table:table-cell office:value-type="float" office:value="10.61" calcext:value-type="float">
            <text:p>10.61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0.18" calcext:value-type="float">
            <text:p>10.1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string" calcext:value-type="string">
            <text:p>64-Byte</text:p>
          </table:table-cell>
          <table:table-cell office:value-type="float" office:value="6.04" calcext:value-type="float">
            <text:p>6.04</text:p>
          </table:table-cell>
          <table:table-cell office:value-type="float" office:value="5.87" calcext:value-type="float">
            <text:p>5.87</text:p>
          </table:table-cell>
          <table:table-cell office:value-type="float" office:value="5.78" calcext:value-type="float">
            <text:p>5.78</text:p>
          </table:table-cell>
          <table:table-cell office:value-type="float" office:value="5.7" calcext:value-type="float">
            <text:p>5.7</text:p>
          </table:table-cell>
          <table:table-cell office:value-type="float" office:value="5.68" calcext:value-type="float">
            <text:p>5.68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 table:number-rows-repeated="26">
          <table:table-cell table:number-columns-repeated="7"/>
        </table:table-row>
        <table:table-row table:style-name="ro1">
          <table:table-cell/>
          <table:table-cell office:value-type="string" calcext:value-type="string">
            <text:p>One-way</text:p>
          </table:table-cell>
          <table:table-cell office:value-type="string" calcext:value-type="string">
            <text:p>Two-way</text:p>
          </table:table-cell>
          <table:table-cell office:value-type="string" calcext:value-type="string">
            <text:p>Four-way</text:p>
          </table:table-cell>
          <table:table-cell office:value-type="string" calcext:value-type="string">
            <text:p>Eight-way</text:p>
          </table:table-cell>
          <table:table-cell office:value-type="string" calcext:value-type="string">
            <text:p>Sixteen-way</text:p>
          </table:table-cell>
          <table:table-cell office:value-type="string" calcext:value-type="string">
            <text:p>Fully</text:p>
          </table:table-cell>
        </table:table-row>
        <table:table-row table:style-name="ro1">
          <table:table-cell office:value-type="string" calcext:value-type="string">
            <text:p>LRU</text:p>
          </table:table-cell>
          <table:table-cell office:value-type="float" office:value="37.32" calcext:value-type="float">
            <text:p>37.32</text:p>
          </table:table-cell>
          <table:table-cell office:value-type="float" office:value="37.26" calcext:value-type="float">
            <text:p>37.26</text:p>
          </table:table-cell>
          <table:table-cell office:value-type="float" office:value="36.77" calcext:value-type="float">
            <text:p>36.77</text:p>
          </table:table-cell>
          <table:table-cell table:number-columns-repeated="2" office:value-type="float" office:value="36.73" calcext:value-type="float">
            <text:p>36.73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7.32" calcext:value-type="float">
            <text:p>37.32</text:p>
          </table:table-cell>
          <table:table-cell office:value-type="float" office:value="37.37" calcext:value-type="float">
            <text:p>37.37</text:p>
          </table:table-cell>
          <table:table-cell office:value-type="float" office:value="37.32" calcext:value-type="float">
            <text:p>37.32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37.24" calcext:value-type="float">
            <text:p>37.24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37.32" calcext:value-type="float">
            <text:p>37.32</text:p>
          </table:table-cell>
          <table:table-cell office:value-type="float" office:value="37.35" calcext:value-type="float">
            <text:p>37.35</text:p>
          </table:table-cell>
          <table:table-cell office:value-type="float" office:value="36.94" calcext:value-type="float">
            <text:p>36.94</text:p>
          </table:table-cell>
          <table:table-cell office:value-type="float" office:value="36.79" calcext:value-type="float">
            <text:p>36.79</text:p>
          </table:table-cell>
          <table:table-cell office:value-type="float" office:value="36.77" calcext:value-type="float">
            <text:p>36.77</text:p>
          </table:table-cell>
          <table:table-cell office:value-type="float" office:value="36.68" calcext:value-type="float">
            <text:p>36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37:37.243903401</meta:creation-date>
    <dc:date>2017-04-14T14:02:08.198978797</dc:date>
    <meta:editing-duration>PT7M30S</meta:editing-duration>
    <meta:editing-cycles>1</meta:editing-cycles>
    <meta:document-statistic meta:table-count="1" meta:cell-count="61" meta:object-count="2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28cm" xlink:href=".." xlink:type="simple" chart:class="chart:line" chart:style-name="ch1">
        <chart:title svg:x="3.233cm" svg:y="0.341cm" chart:style-name="ch2">
          <text:p>Associativity Ranges and Block Sizes on Qsort</text:p>
        </chart:title>
        <chart:subtitle svg:x="6.778cm" svg:y="1.325cm" chart:style-name="ch3">
          <text:p>16 KB Cache</text:p>
        </chart:subtitle>
        <chart:legend chart:legend-position="end" svg:x="13.463cm" svg:y="4.094cm" style:legend-expansion="high" chart:style-name="ch4"/>
        <chart:plot-area chart:style-name="ch5" table:cell-range-address="Sheet1.A1:Sheet1.G5" chart:data-source-has-labels="both" svg:x="1.33cm" svg:y="2.213cm" svg:width="11.814cm" svg:height="6.881cm">
          <chartooo:coordinate-region svg:x="2.005cm" svg:y="2.412cm" svg:width="10.767cm" svg:height="6.035cm"/>
          <chart:axis chart:dimension="x" chart:name="primary-x" chart:style-name="ch6" chartooo:axis-type="auto">
            <chartooo:date-scale/>
            <chart:title svg:x="5.791cm" svg:y="9.299cm" chart:style-name="ch7">
              <text:p>Cache Associativity</text:p>
            </chart:title>
            <chart:categories table:cell-range-address="Sheet1.B1:Sheet1.G1"/>
          </chart:axis>
          <chart:axis chart:dimension="y" chart:name="primary-y" chart:style-name="ch6">
            <chart:title svg:x="0.451cm" svg:y="6.716cm" chart:style-name="ch8">
              <text:p>Miss Rate (%)</text:p>
            </chart:title>
            <chart:grid chart:style-name="ch9" chart:class="maj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series chart:style-name="ch12" chart:values-cell-range-address="Sheet1.B4:Sheet1.G4" chart:label-cell-address="Sheet1.A4:Sheet1.A4" chart:class="chart:line">
            <chart:data-point chart:repeated="6"/>
          </chart:series>
          <chart:series chart:style-name="ch13" chart:values-cell-range-address="Sheet1.B5:Sheet1.G5" chart:label-cell-address="Sheet1.A5:Sheet1.A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way</text:p>
                <draw:g>
                  <svg:desc>Sheet1.B1:Sheet1.G1</svg:desc>
                </draw:g>
              </table:table-cell>
              <table:table-cell office:value-type="string">
                <text:p>Two-way</text:p>
              </table:table-cell>
              <table:table-cell office:value-type="string">
                <text:p>Four-way</text:p>
              </table:table-cell>
              <table:table-cell office:value-type="string">
                <text:p>Eight-way</text:p>
              </table:table-cell>
              <table:table-cell office:value-type="string">
                <text:p>Sixteen-way</text:p>
              </table:table-cell>
              <table:table-cell office:value-type="string">
                <text:p>Fully</text:p>
              </table:table-cell>
            </table:table-row>
          </table:table-header-rows>
          <table:table-rows>
            <table:table-row>
              <table:table-cell office:value-type="string">
                <text:p>8-Byte</text:p>
                <draw:g>
                  <svg:desc>Sheet1.A2:Sheet1.A2</svg:desc>
                </draw:g>
              </table:table-cell>
              <table:table-cell office:value-type="float" office:value="37.32">
                <text:p>37.32</text:p>
                <draw:g>
                  <svg:desc>Sheet1.B2:Sheet1.G2</svg:desc>
                </draw:g>
              </table:table-cell>
              <table:table-cell office:value-type="float" office:value="37.26">
                <text:p>37.26</text:p>
              </table:table-cell>
              <table:table-cell office:value-type="float" office:value="36.77">
                <text:p>36.77</text:p>
              </table:table-cell>
              <table:table-cell office:value-type="float" office:value="36.73">
                <text:p>36.73</text:p>
              </table:table-cell>
              <table:table-cell office:value-type="float" office:value="36.73">
                <text:p>36.73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16-Byte</text:p>
                <draw:g>
                  <svg:desc>Sheet1.A3:Sheet1.A3</svg:desc>
                </draw:g>
              </table:table-cell>
              <table:table-cell office:value-type="float" office:value="19.68">
                <text:p>19.68</text:p>
                <draw:g>
                  <svg:desc>Sheet1.B3:Sheet1.G3</svg:desc>
                </draw:g>
              </table:table-cell>
              <table:table-cell office:value-type="float" office:value="19.5">
                <text:p>19.5</text:p>
              </table:table-cell>
              <table:table-cell office:value-type="float" office:value="19.18">
                <text:p>19.18</text:p>
              </table:table-cell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32-Byte</text:p>
                <draw:g>
                  <svg:desc>Sheet1.A4:Sheet1.A4</svg:desc>
                </draw:g>
              </table:table-cell>
              <table:table-cell office:value-type="float" office:value="10.61">
                <text:p>10.61</text:p>
                <draw:g>
                  <svg:desc>Sheet1.B4:Sheet1.G4</svg:desc>
                </draw:g>
              </table:table-cell>
              <table:table-cell office:value-type="float" office:value="10.44">
                <text:p>10.44</text:p>
              </table:table-cell>
              <table:table-cell office:value-type="float" office:value="10.24">
                <text:p>10.24</text:p>
              </table:table-cell>
              <table:table-cell office:value-type="float" office:value="10.18">
                <text:p>10.18</text:p>
              </table:table-cell>
              <table:table-cell office:value-type="float" office:value="10.18">
                <text:p>10.18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64-Byte</text:p>
                <draw:g>
                  <svg:desc>Sheet1.A5:Sheet1.A5</svg:desc>
                </draw:g>
              </table:table-cell>
              <table:table-cell office:value-type="float" office:value="6.04">
                <text:p>6.04</text:p>
                <draw:g>
                  <svg:desc>Sheet1.B5:Sheet1.G5</svg:desc>
                </draw:g>
              </table:table-cell>
              <table:table-cell office:value-type="float" office:value="5.87">
                <text:p>5.87</text:p>
              </table:table-cell>
              <table:table-cell office:value-type="float" office:value="5.78">
                <text:p>5.78</text:p>
              </table:table-cell>
              <table:table-cell office:value-type="float" office:value="5.7">
                <text:p>5.7</text:p>
              </table:table-cell>
              <table:table-cell office:value-type="float" office:value="5.68">
                <text:p>5.68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51cm" xlink:href=".." xlink:type="simple" chart:class="chart:line" chart:style-name="ch1">
        <chart:title svg:x="2.267cm" svg:y="0.326cm" chart:style-name="ch2">
          <text:p>Effects of Associativity and Replacement Policy on Qsort</text:p>
        </chart:title>
        <chart:subtitle svg:x="5.349cm" svg:y="1.295cm" chart:style-name="ch3">
          <text:p>16KB Cache     8-Byte Blocks</text:p>
        </chart:subtitle>
        <chart:legend chart:legend-position="end" svg:x="13.384cm" svg:y="3.958cm" style:legend-expansion="high" chart:style-name="ch4"/>
        <chart:plot-area chart:style-name="ch5" table:cell-range-address="Sheet1.A32:Sheet1.G35" chart:data-source-has-labels="both" svg:x="1.33cm" svg:y="2.168cm" svg:width="11.735cm" svg:height="6.171cm">
          <chartooo:coordinate-region svg:x="2.242cm" svg:y="2.367cm" svg:width="10.452cm" svg:height="5.325cm"/>
          <chart:axis chart:dimension="x" chart:name="primary-x" chart:style-name="ch6" chartooo:axis-type="auto">
            <chartooo:date-scale/>
            <chart:title svg:x="5.751cm" svg:y="8.529cm" chart:style-name="ch7">
              <text:p>Cache Associativity</text:p>
            </chart:title>
            <chart:categories table:cell-range-address="Sheet1.B32:Sheet1.G32"/>
          </chart:axis>
          <chart:axis chart:dimension="y" chart:name="primary-y" chart:style-name="ch6">
            <chart:title svg:x="0.451cm" svg:y="6.316cm" chart:style-name="ch8">
              <text:p>Miss Rate (%)</text:p>
            </chart:title>
            <chart:grid chart:style-name="ch9" chart:class="major"/>
          </chart:axis>
          <chart:series chart:style-name="ch10" chart:values-cell-range-address="Sheet1.B33:Sheet1.G33" chart:label-cell-address="Sheet1.A33:Sheet1.A33" chart:class="chart:line">
            <chart:data-point chart:repeated="6"/>
          </chart:series>
          <chart:series chart:style-name="ch11" chart:values-cell-range-address="Sheet1.B34:Sheet1.G34" chart:label-cell-address="Sheet1.A34:Sheet1.A34" chart:class="chart:line">
            <chart:data-point chart:repeated="6"/>
          </chart:series>
          <chart:series chart:style-name="ch12" chart:values-cell-range-address="Sheet1.B35:Sheet1.G35" chart:label-cell-address="Sheet1.A35:Sheet1.A3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way</text:p>
                <draw:g>
                  <svg:desc>Sheet1.B32:Sheet1.G32</svg:desc>
                </draw:g>
              </table:table-cell>
              <table:table-cell office:value-type="string">
                <text:p>Two-way</text:p>
              </table:table-cell>
              <table:table-cell office:value-type="string">
                <text:p>Four-way</text:p>
              </table:table-cell>
              <table:table-cell office:value-type="string">
                <text:p>Eight-way</text:p>
              </table:table-cell>
              <table:table-cell office:value-type="string">
                <text:p>Sixteen-way</text:p>
              </table:table-cell>
              <table:table-cell office:value-type="string">
                <text:p>Fully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A33:Sheet1.A33</svg:desc>
                </draw:g>
              </table:table-cell>
              <table:table-cell office:value-type="float" office:value="37.32">
                <text:p>37.32</text:p>
                <draw:g>
                  <svg:desc>Sheet1.B33:Sheet1.G33</svg:desc>
                </draw:g>
              </table:table-cell>
              <table:table-cell office:value-type="float" office:value="37.26">
                <text:p>37.26</text:p>
              </table:table-cell>
              <table:table-cell office:value-type="float" office:value="36.77">
                <text:p>36.77</text:p>
              </table:table-cell>
              <table:table-cell office:value-type="float" office:value="36.73">
                <text:p>36.73</text:p>
              </table:table-cell>
              <table:table-cell office:value-type="float" office:value="36.73">
                <text:p>36.73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Random</text:p>
                <draw:g>
                  <svg:desc>Sheet1.A34:Sheet1.A34</svg:desc>
                </draw:g>
              </table:table-cell>
              <table:table-cell office:value-type="float" office:value="37.32">
                <text:p>37.32</text:p>
                <draw:g>
                  <svg:desc>Sheet1.B34:Sheet1.G34</svg:desc>
                </draw:g>
              </table:table-cell>
              <table:table-cell office:value-type="float" office:value="37.37">
                <text:p>37.37</text:p>
              </table:table-cell>
              <table:table-cell office:value-type="float" office:value="37.32">
                <text:p>37.32</text:p>
              </table:table-cell>
              <table:table-cell office:value-type="float" office:value="37.28">
                <text:p>37.28</text:p>
              </table:table-cell>
              <table:table-cell office:value-type="float" office:value="37.24">
                <text:p>37.24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FIFO</text:p>
                <draw:g>
                  <svg:desc>Sheet1.A35:Sheet1.A35</svg:desc>
                </draw:g>
              </table:table-cell>
              <table:table-cell office:value-type="float" office:value="37.32">
                <text:p>37.32</text:p>
                <draw:g>
                  <svg:desc>Sheet1.B35:Sheet1.G35</svg:desc>
                </draw:g>
              </table:table-cell>
              <table:table-cell office:value-type="float" office:value="37.35">
                <text:p>37.35</text:p>
              </table:table-cell>
              <table:table-cell office:value-type="float" office:value="36.94">
                <text:p>36.94</text:p>
              </table:table-cell>
              <table:table-cell office:value-type="float" office:value="36.79">
                <text:p>36.79</text:p>
              </table:table-cell>
              <table:table-cell office:value-type="float" office:value="36.77">
                <text:p>36.77</text:p>
              </table:table-cell>
              <table:table-cell office:value-type="float" office:value="36.68">
                <text:p>36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